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/>
          <table:table-cell office:value-type="string">
            <text:p>File</text:p>
          </table:table-cell>
          <table:table-cell office:value-type="string">
            <text:p>What you did</text:p>
          </table:table-cell>
          <table:table-cell office:value-type="string">
            <text:p>Time Spent (minute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i S.</text:p>
          </table:table-cell>
          <table:table-cell office:value-type="string">
            <text:p>travel_bus.html</text:p>
          </table:table-cell>
          <table:table-cell table:style-name="ce1" office:value-type="string">
            <text:p>Populated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vel_walking_biking.html</text:p>
          </table:table-cell>
          <table:table-cell table:style-name="ce1" office:value-type="string">
            <text:p>Populated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lking_map.png</text:p>
          </table:table-cell>
          <table:table-cell office:value-type="string">
            <text:p>Created; Edited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Editing, Javascript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bus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walking_biking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rdan C.</text:p>
          </table:table-cell>
          <table:table-cell table:style-name="ce1" office:value-type="string">
            <text:p>layout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travel_bus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in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alking_biking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 addtions</text:p>
          </table:table-cell>
          <table:table-cell table:style-name="ce1" office:value-type="string">
            <text:p>Edited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vacy_policy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tml changes</text:p>
          </table:table-cell>
          <table:table-cell table:style-name="ce1" office:value-type="string">
            <text:p>Edited</text:p>
          </table:table-cell>
          <table:table-cell table:style-name="ce1" office:value-type="float" office:value="40">
            <text:p>4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All CSS navigation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out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Morgan S.</text:p>
          </table:table-cell>
          <table:table-cell table:style-name="ce1" office:value-type="string">
            <text:p>Emailed Kings Transit</text:p>
          </table:table-cell>
          <table:table-cell table:style-name="ce1" office:value-type="string">
            <text:p>Map Legality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basic_page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ousing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walking_biking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55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ontinued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2017-11-28</text:date>, <text:time>21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21:09:52.47</dc:date>
    <dc:creator>jordan cyr</dc:creator>
    <meta:generator>OpenOffice/4.1.4$Win32 OpenOffice.org_project/414m5$Build-9788</meta:generator>
    <meta:editing-duration>PT2M36S</meta:editing-duration>
    <meta:editing-cycles>2</meta:editing-cycles>
    <meta:document-statistic meta:table-count="1" meta:cell-count="114" meta:object-count="0"/>
  </office:meta>
</office:document-meta>
</file>